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Gpu shar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74" calcext:value-type="float">
            <text:p>74</text:p>
          </table:table-cell>
          <table:table-cell table:formula="of:=AVERAGE([.C2:.C11])" office:value-type="float" office:value="1.2" calcext:value-type="float">
            <text:p>1.2</text:p>
          </table:table-cell>
          <table:table-cell table:formula="of:=AVERAGE([.D2:.D11])" office:value-type="float" office:value="1.2" calcext:value-type="float">
            <text:p>1.2</text:p>
          </table:table-cell>
        </table:table-row>
      </table:table>
      <table:table table:name="409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Gpu shar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8" calcext:value-type="float">
            <text:p>29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295.6" calcext:value-type="float">
            <text:p>295.6</text:p>
          </table:table-cell>
          <table:table-cell table:formula="of:=AVERAGE([.C2:.C11])" office:value-type="float" office:value="5.8" calcext:value-type="float">
            <text:p>5.8</text:p>
          </table:table-cell>
          <table:table-cell table:formula="of:=AVERAGE([.D2:.D11])" office:value-type="float" office:value="5.8" calcext:value-type="float">
            <text:p>5.8</text:p>
          </table:table-cell>
        </table:table-row>
      </table:table>
      <table:table table:name="819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Gpu shar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6" calcext:value-type="float">
            <text:p>131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2" calcext:value-type="float">
            <text:p>129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8" calcext:value-type="float">
            <text:p>129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79" calcext:value-type="float">
            <text:p>1279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4" calcext:value-type="float">
            <text:p>128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78" calcext:value-type="float">
            <text:p>127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1" calcext:value-type="float">
            <text:p>128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4" calcext:value-type="float">
            <text:p>1294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1288.2" calcext:value-type="float">
            <text:p>1288.2</text:p>
          </table:table-cell>
          <table:table-cell table:formula="of:=AVERAGE([.C2:.C11])" office:value-type="float" office:value="22.1" calcext:value-type="float">
            <text:p>22.1</text:p>
          </table:table-cell>
          <table:table-cell table:formula="of:=AVERAGE([.D2:.D11])" office:value-type="float" office:value="22" calcext:value-type="float">
            <text:p>22</text:p>
          </table:table-cell>
        </table:table-row>
      </table:table>
      <table:table table:name="1638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Gpu shar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6" calcext:value-type="float">
            <text:p>5286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98" calcext:value-type="float">
            <text:p>5198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80" calcext:value-type="float">
            <text:p>5180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3" calcext:value-type="float">
            <text:p>5213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14" calcext:value-type="float">
            <text:p>5214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97" calcext:value-type="float">
            <text:p>5197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89" calcext:value-type="float">
            <text:p>518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11" calcext:value-type="float">
            <text:p>5211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11" calcext:value-type="float">
            <text:p>5211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02" calcext:value-type="float">
            <text:p>5202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5210.1" calcext:value-type="float">
            <text:p>5210.1</text:p>
          </table:table-cell>
          <table:table-cell table:formula="of:=AVERAGE([.C2:.C11])" office:value-type="float" office:value="89.5" calcext:value-type="float">
            <text:p>89.5</text:p>
          </table:table-cell>
          <table:table-cell table:formula="of:=AVERAGE([.D2:.D11])" office:value-type="float" office:value="85.6" calcext:value-type="float">
            <text:p>85.6</text:p>
          </table:table-cell>
        </table:table-row>
      </table:table>
      <table:table table:name="3276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Gpu shar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62" calcext:value-type="float">
            <text:p>20862</text:p>
          </table:table-cell>
          <table:table-cell office:value-type="float" office:value="739" calcext:value-type="float">
            <text:p>739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594" calcext:value-type="float">
            <text:p>20594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06" calcext:value-type="float">
            <text:p>20306</text:p>
          </table:table-cell>
          <table:table-cell office:value-type="float" office:value="301" calcext:value-type="float">
            <text:p>30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389" calcext:value-type="float">
            <text:p>20389</text:p>
          </table:table-cell>
          <table:table-cell office:value-type="float" office:value="306" calcext:value-type="float">
            <text:p>30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819" calcext:value-type="float">
            <text:p>20819</text:p>
          </table:table-cell>
          <table:table-cell office:value-type="float" office:value="311" calcext:value-type="float">
            <text:p>31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766" calcext:value-type="float">
            <text:p>20766</text:p>
          </table:table-cell>
          <table:table-cell office:value-type="float" office:value="302" calcext:value-type="float">
            <text:p>30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822" calcext:value-type="float">
            <text:p>20822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604" calcext:value-type="float">
            <text:p>20604</text:p>
          </table:table-cell>
          <table:table-cell office:value-type="float" office:value="301" calcext:value-type="float">
            <text:p>30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670" calcext:value-type="float">
            <text:p>20670</text:p>
          </table:table-cell>
          <table:table-cell office:value-type="float" office:value="300" calcext:value-type="float">
            <text:p>30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568" calcext:value-type="float">
            <text:p>20568</text:p>
          </table:table-cell>
          <table:table-cell office:value-type="float" office:value="301" calcext:value-type="float">
            <text:p>30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20640" calcext:value-type="float">
            <text:p>20640</text:p>
          </table:table-cell>
          <table:table-cell table:formula="of:=AVERAGE([.C2:.C11])" office:value-type="float" office:value="346.2" calcext:value-type="float">
            <text:p>346.2</text:p>
          </table:table-cell>
          <table:table-cell table:formula="of:=AVERAGE([.D2:.D11])" office:value-type="float" office:value="335.5" calcext:value-type="float">
            <text:p>33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3:17:48.289884741</meta:creation-date>
    <dc:date>2024-04-19T16:05:56.864868424</dc:date>
    <meta:editing-duration>PT51M22S</meta:editing-duration>
    <meta:editing-cycles>2</meta:editing-cycles>
    <meta:generator>LibreOffice/7.3.7.2$Linux_X86_64 LibreOffice_project/30$Build-2</meta:generator>
    <meta:document-statistic meta:table-count="5" meta:cell-count="240" meta:object-count="0"/>
  </office:meta>
</office:document-meta>
</file>